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826cm" svg:height="3.048cm" svg:x="17.272cm" svg:y="3.302cm">
          <text:p text:style-name="P1">Roboty UR5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826cm" svg:height="3.048cm" svg:x="17.272cm" svg:y="7.112cm">
          <text:p text:style-name="P1">Symulator</text:p>
          <text:p text:style-name="P1">RwSim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794cm" svg:height="4.318cm" svg:x="24.384cm" svg:y="4.572cm">
          <text:p text:style-name="P1">Dane</text:p>
          <draw:enhanced-geometry svg:viewBox="0 0 88 21600" draw:glue-points="44 ?f6 44 0 0 10800 44 21600 88 10800" draw:text-areas="0 ?f6 88 ?f3" draw:type="can" draw:modifiers="5496.272285251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1" draw:layer="layout" draw:type="curve" svg:x1="22.098cm" svg:y1="8.636cm" svg:x2="24.384cm" svg:y2="6.731cm" draw:start-shape="id1" draw:start-glue-point="1" draw:end-shape="id2" draw:end-glue-point="6" svg:d="M22098 8636c1714 0 572-1905 2286-1905" svg:viewBox="0 0 2287 1906">
          <text:p/>
        </draw:connector>
        <draw:connector draw:style-name="gr3" draw:text-style-name="P1" draw:layer="layout" draw:type="curve" svg:x1="22.098cm" svg:y1="4.826cm" svg:x2="24.384cm" svg:y2="6.731cm" draw:start-shape="id3" draw:start-glue-point="1" draw:end-shape="id2" svg:d="M22098 4826c1714 0 572 1905 2286 1905" svg:viewBox="0 0 2287 1906">
          <text:p/>
        </draw:connector>
        <draw:custom-shape draw:style-name="gr4" draw:text-style-name="P1" xml:id="id6" draw:id="id6" draw:layer="layout" svg:width="4.318cm" svg:height="2.794cm" svg:x="1.27cm" svg:y="14.732cm">
          <text:p text:style-name="P1">Wejście:</text:p>
          <text:p text:style-name="P1">kamery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826cm" svg:height="3.048cm" svg:x="7.366cm" svg:y="14.732cm">
          <text:p text:style-name="P1">Przetwarzanie</text:p>
          <text:p text:style-name="P1">obrazu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826cm" svg:height="3.048cm" svg:x="7.366cm" svg:y="10.922cm">
          <text:p text:style-name="P1">Planowanie 3D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.318cm" svg:height="2.794cm" svg:x="1.27cm" svg:y="10.922cm">
          <text:p text:style-name="P1">Wejście:</text:p>
          <text:p text:style-name="P1">Kinect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588cm" svg:y1="12.319cm" svg:x2="7.366cm" svg:y2="12.446cm" draw:start-shape="id4" draw:start-glue-point="1" draw:end-shape="id5" draw:end-glue-point="3" svg:d="M5588 12319c1333 0 445 127 1778 127" svg:viewBox="0 0 1779 128">
          <text:p/>
        </draw:connector>
        <draw:connector draw:style-name="gr3" draw:text-style-name="P1" draw:layer="layout" draw:type="curve" svg:x1="5.588cm" svg:y1="16.129cm" svg:x2="7.366cm" svg:y2="16.256cm" draw:start-shape="id6" draw:start-glue-point="1" draw:end-shape="id7" draw:end-glue-point="3" svg:d="M5588 16129c1333 0 445 127 1778 127" svg:viewBox="0 0 1779 128">
          <text:p/>
        </draw:connector>
        <draw:connector draw:style-name="gr3" draw:text-style-name="P1" draw:layer="layout" draw:type="curve" svg:x1="12.192cm" svg:y1="16.256cm" svg:x2="12.192cm" svg:y2="12.446cm" draw:start-shape="id7" draw:start-glue-point="1" draw:end-shape="id5" draw:end-glue-point="1" svg:d="M12192 16256c751 0 751-3810 0-3810" svg:viewBox="0 0 564 3811">
          <text:p/>
        </draw:connector>
        <draw:custom-shape draw:style-name="gr5" draw:text-style-name="P1" xml:id="id9" draw:id="id9" draw:layer="layout" svg:width="4.826cm" svg:height="3.048cm" svg:x="10.414cm" svg:y="5.334cm">
          <text:p text:style-name="P1">Sterowanie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4.318cm" svg:height="2.794cm" svg:x="1.27cm" svg:y="5.588cm">
          <text:p text:style-name="P1">Wejście:</text:p>
          <text:p text:style-name="P1">Haptic device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588cm" svg:y1="6.985cm" svg:x2="10.414cm" svg:y2="6.858cm" draw:start-shape="id8" draw:start-glue-point="1" draw:end-shape="id9" svg:d="M5588 6985c3619 0 1207-127 4826-127" svg:viewBox="0 0 4827 128">
          <text:p/>
        </draw:connector>
        <draw:connector draw:style-name="gr3" draw:text-style-name="P1" draw:layer="layout" draw:type="curve" svg:x1="12.192cm" svg:y1="12.446cm" svg:x2="12.827cm" svg:y2="8.382cm" draw:start-shape="id5" draw:start-glue-point="1" draw:end-shape="id9" draw:end-glue-point="2" svg:d="M12192 12446c424 0 635-1354 635-4064" svg:viewBox="0 0 636 4065">
          <text:p/>
        </draw:connector>
        <draw:connector draw:style-name="gr3" draw:text-style-name="P1" draw:layer="layout" draw:type="curve" svg:x1="12.827cm" svg:y1="5.334cm" svg:x2="5.588cm" svg:y2="6.985cm" draw:start-shape="id9" draw:start-glue-point="0" draw:end-shape="id8" draw:end-glue-point="1" svg:d="M12827 5334c0-751-2413-627-3318-26s-302 1677-3921 1677" svg:viewBox="0 0 7240 2172">
          <text:p/>
        </draw:connector>
        <draw:connector draw:style-name="gr3" draw:text-style-name="P1" draw:layer="layout" draw:type="curve" svg:x1="15.24cm" svg:y1="6.858cm" svg:x2="17.272cm" svg:y2="4.826cm" draw:start-shape="id9" draw:start-glue-point="1" draw:end-shape="id3" draw:end-glue-point="3" svg:d="M15240 6858c1524 0 508-2032 2032-2032" svg:viewBox="0 0 2033 2033">
          <text:p/>
        </draw:connector>
        <draw:connector draw:style-name="gr3" draw:text-style-name="P1" draw:layer="layout" draw:type="curve" svg:x1="15.24cm" svg:y1="6.858cm" svg:x2="17.272cm" svg:y2="8.636cm" draw:start-shape="id9" draw:start-glue-point="1" draw:end-shape="id1" draw:end-glue-point="3" svg:d="M15240 6858c1524 0 508 1778 2032 1778" svg:viewBox="0 0 2033 1779">
          <text:p/>
        </draw:connector>
        <draw:custom-shape draw:style-name="gr4" draw:text-style-name="P1" xml:id="id10" draw:id="id10" draw:layer="layout" svg:width="4.318cm" svg:height="2.794cm" svg:x="1.27cm" svg:y="1.778cm">
          <text:p text:style-name="P1">Wejścia</text:p>
          <text:p text:style-name="P1">(std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5.588cm" svg:y1="3.175cm" svg:x2="12.827cm" svg:y2="5.334cm" draw:start-shape="id10" draw:start-glue-point="1" draw:end-shape="id9" draw:end-glue-point="0" svg:d="M5588 3175c4826 0 7239 719 7239 2159" svg:viewBox="0 0 7240 2160">
          <text:p/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9T14:58:11.316184211</meta:creation-date>
    <dc:date>2014-10-29T15:30:07.747652853</dc:date>
    <meta:editing-duration>PT9M40S</meta:editing-duration>
    <meta:editing-cycles>1</meta:editing-cycles>
    <meta:document-statistic meta:object-count="44"/>
    <meta:generator>LibreOffice/4.2.6.3$Linux_X86_64 LibreOffice_project/420m0$Build-3</meta:generator>
  </office:meta>
</office:document-meta>
</file>